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Helvetica, 'Nimbus Sans 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1a539" officeooo:paragraph-rsid="0001a539" style:font-weight-asian="bold" style:font-weight-complex="bold"/>
    </style:style>
    <style:style style:name="P3" style:family="paragraph" style:parent-style-name="Standard">
      <style:text-properties officeooo:rsid="0001a539" officeooo:paragraph-rsid="0001a539"/>
    </style:style>
    <style:style style:name="P4" style:family="paragraph" style:parent-style-name="Standard">
      <style:text-properties officeooo:paragraph-rsid="0001b942"/>
    </style:style>
    <style:style style:name="P5" style:family="paragraph" style:parent-style-name="Standard" style:list-style-name="L1">
      <style:text-properties officeooo:rsid="0001a539" officeooo:paragraph-rsid="0001a539"/>
    </style:style>
    <style:style style:name="P6" style:family="paragraph" style:parent-style-name="Standard">
      <style:text-properties officeooo:rsid="0001b942" officeooo:paragraph-rsid="0001b942"/>
    </style:style>
    <style:style style:name="P7" style:family="paragraph" style:parent-style-name="Standard">
      <style:text-properties fo:font-weight="bold" officeooo:rsid="000293fd" officeooo:paragraph-rsid="000293fd" style:font-weight-asian="bold" style:font-weight-complex="bold"/>
    </style:style>
    <style:style style:name="P8" style:family="paragraph" style:parent-style-name="Standard">
      <style:text-properties fo:font-weight="normal" officeooo:rsid="000293fd" officeooo:paragraph-rsid="000293fd" style:font-weight-asian="normal" style:font-weight-complex="normal"/>
    </style:style>
    <style:style style:name="T1" style:family="text">
      <style:text-properties officeooo:rsid="0001b942"/>
    </style:style>
    <style:style style:name="T2" style:family="text">
      <style:text-properties officeooo:rsid="0002a2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14-01-27</text:p>
      <text:p text:style-name="P3">This was the first “real” meeting. It was quite short. Hugh introduced me to the people on the same project. Until next time, in two weeks, he is going to see if I can get access to the final year project room. In other words get me a workspace. I will be trying to make a demo of the graphical interface and learn more about nodejs/phonegap.</text:p>
      <text:p text:style-name="P3"/>
      <text:p text:style-name="P2">Summary</text:p>
      <text:list xml:id="list3547721438483160036" text:style-name="L1">
        <text:list-item>
          <text:p text:style-name="P5">Workspace</text:p>
        </text:list-item>
        <text:list-item>
          <text:p text:style-name="P5">GUI</text:p>
        </text:list-item>
      </text:list>
      <text:p text:style-name="P3"/>
      <text:p text:style-name="P1">Donald F Ross</text:p>
      <text:p text:style-name="Standard"><text:span text:style-name="T1">Email: </text:span>donald.ross@kau.se</text:p>
      <text:p text:style-name="P6"/>
      <text:p text:style-name="P6">Contact information on Karlstad University: </text:p>
      <text:p text:style-name="P4">http://www.kau.se/om-universitetet/organisation/personal/detalj/339</text:p>
      <text:p text:style-name="P6"/>
      <text:p text:style-name="P6"/>
      <text:p text:style-name="P7">2014-02-10</text:p>
      <text:p text:style-name="P8">To do list:</text:p>
      <text:p text:style-name="P8">Gain access to lab room</text:p>
      <text:p text:style-name="P8">Receive more information from the company</text:p>
      <text:p text:style-name="P8">Create a time table</text:p>
      <text:p text:style-name="P8">Write the background of the project (and send to both supervis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Helvetica, 'Nimbus Sans 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0T15:19:17.693000000</dc:date>
    <meta:generator>LibreOffice/4.1.4.2$Windows_x86 LibreOffice_project/0a0440ccc0227ad9829de5f46be37cfb6edcf72</meta:generator>
    <meta:editing-duration>PT11S</meta:editing-duration>
    <meta:editing-cycles>3</meta:editing-cycles>
    <meta:document-statistic meta:table-count="0" meta:image-count="0" meta:object-count="0" meta:page-count="1" meta:paragraph-count="15" meta:word-count="113" meta:character-count="692" meta:non-whitespace-character-count="595"/>
  </office:meta>
</office:document-meta>
</file>